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paragraph" style:name="a1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d2deef" draw:opacity="90%" draw:stroke="solid" svg:stroke-width="0.01389in" svg:stroke-color="#d2deef" svg:stroke-opacity="9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11667in" fo:padding-bottom="0.97983in" fo:padding-left="0.11667in" fo:padding-right="0.11667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d2deef" draw:opacity="90%" draw:stroke="solid" svg:stroke-width="0.01389in" svg:stroke-color="#d2deef" svg:stroke-opacity="9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11667in" fo:padding-bottom="0.51445in" fo:padding-left="0.11667in" fo:padding-right="0.11667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d2deef" draw:opacity="90%" draw:stroke="solid" svg:stroke-width="0.01389in" svg:stroke-color="#d2deef" svg:stroke-opacity="9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11667in" fo:padding-bottom="0.97983in" fo:padding-left="0.11667in" fo:padding-right="0.11667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draw:g draw:name="Diagram 2" draw:id="id6" draw:style-name="a18" text:anchor-type="as-char"><svg:title/><svg:desc/><draw:custom-shape svg:x="0in" svg:y="2.63463in" svg:width="6in" svg:height="0.86475in" draw:id="id0" draw:style-name="a2"><svg:title/><svg:desc/><text:p text:style-name="a1" text:class-names="" text:cond-style-name=""><text:span text:style-name="a0" text:class-names="">Visi Prodi Sistem Informasi UIN Sunan Ampel Surabaya</text:span></text:p><draw:enhanced-geometry draw:type="non-primitive" svg:viewBox="0 0 5486400 790723" draw:enhanced-path="M 0 0 L 5486400 0 5486400 790723 0 79072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790723"/><draw:equation draw:name="f8" draw:formula="0 * ?f5 / 5486400"/><draw:equation draw:name="f9" draw:formula="0 * ?f4 / 790723"/><draw:equation draw:name="f10" draw:formula="5486400 * ?f5 / 5486400"/><draw:equation draw:name="f11" draw:formula="790723 * ?f4 / 79072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in" svg:y="3.0843in" svg:width="6in" svg:height="0.39778in" draw:id="id1" draw:style-name="a5"><svg:title/><svg:desc/><text:p text:style-name="a4" text:class-names="" text:cond-style-name=""><text:span text:style-name="a3" text:class-names="">“Menjadi Program Studi Sistem Informasi yang unggul dan kompetitif bertaraf internasional berlandaskan nilai-nilai keislaman”</text:span></text:p><draw:enhanced-geometry draw:type="non-primitive" svg:viewBox="0 0 5486400 363732" draw:enhanced-path="M 0 0 L 5486400 0 5486400 363732 0 363732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363732"/><draw:equation draw:name="f8" draw:formula="0 * ?f5 / 5486400"/><draw:equation draw:name="f9" draw:formula="0 * ?f4 / 363732"/><draw:equation draw:name="f10" draw:formula="5486400 * ?f5 / 5486400"/><draw:equation draw:name="f11" draw:formula="363732 * ?f4 / 363732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in" svg:y="1.31763in" svg:width="6in" svg:height="1.32998in" draw:id="id2" draw:style-name="a8"><svg:title/><svg:desc/><text:p text:style-name="a7" text:class-names="" text:cond-style-name=""><text:span text:style-name="a6" text:class-names="">Visi Fakultas Sains dan Teknologi UIN Sunan Ampel Surabaya</text:span></text:p><draw:enhanced-geometry draw:type="non-primitive" svg:viewBox="0 0 5486400 1216133" draw:enhanced-path="M 5486400 790207 L 2895217 790207 2895217 912100 3047233 912100 2743200 1216132 2439167 912100 2591183 912100 2591183 790207 0 790207 0 1 5486400 1 5486400 790207 Z N" draw:text-areas="?f30 ?f32 ?f31 ?f33" draw:glue-points="?f19 ?f20 ?f21 ?f20 ?f21 ?f22 ?f23 ?f22 ?f24 ?f25 ?f26 ?f22 ?f27 ?f22 ?f27 ?f20 ?f28 ?f20 ?f28 ?f29 ?f19 ?f29 ?f19 ?f20" draw:glue-point-leaving-directions="-90, -90, 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1216133"/><draw:equation draw:name="f8" draw:formula="0 * ?f5 / 5486400"/><draw:equation draw:name="f9" draw:formula="425926 * ?f4 / 1216133"/><draw:equation draw:name="f10" draw:formula="2591183 * ?f5 / 5486400"/><draw:equation draw:name="f11" draw:formula="304033 * ?f4 / 1216133"/><draw:equation draw:name="f12" draw:formula="2439167 * ?f5 / 5486400"/><draw:equation draw:name="f13" draw:formula="2743200 * ?f5 / 5486400"/><draw:equation draw:name="f14" draw:formula="0 * ?f4 / 1216133"/><draw:equation draw:name="f15" draw:formula="3047233 * ?f5 / 5486400"/><draw:equation draw:name="f16" draw:formula="2895217 * ?f5 / 5486400"/><draw:equation draw:name="f17" draw:formula="5486400 * ?f5 / 5486400"/><draw:equation draw:name="f18" draw:formula="1216133 * ?f4 / 1216133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6"/><draw:equation draw:name="f24" draw:formula="?f13 / ?f6"/><draw:equation draw:name="f25" draw:formula="?f14 / ?f7"/><draw:equation draw:name="f26" draw:formula="?f15 / ?f6"/><draw:equation draw:name="f27" draw:formula="?f16 / ?f6"/><draw:equation draw:name="f28" draw:formula="?f17 / ?f6"/><draw:equation draw:name="f29" draw:formula="?f18 / ?f7"/><draw:equation draw:name="f30" draw:formula="?f0 / ?f6"/><draw:equation draw:name="f31" draw:formula="?f1 / ?f6"/><draw:equation draw:name="f32" draw:formula="?f2 / ?f7"/><draw:equation draw:name="f33" draw:formula="?f3 / ?f7"/></draw:enhanced-geometry></draw:custom-shape><draw:custom-shape svg:x="0in" svg:y="1.78445in" svg:width="6in" svg:height="0.39766in" draw:id="id3" draw:style-name="a11"><svg:title/><svg:desc/><text:p text:style-name="a10" text:class-names="" text:cond-style-name=""><text:span text:style-name="a9" text:class-names="">“Menjadi Fakultas Sains dan teknologi yang unggul dan kompetitif bertaraf Internasional berdasarkan nilai-nilai Islami”</text:span></text:p><draw:enhanced-geometry draw:type="non-primitive" svg:viewBox="0 0 5486400 363623" draw:enhanced-path="M 0 0 L 5486400 0 5486400 363623 0 36362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363623"/><draw:equation draw:name="f8" draw:formula="0 * ?f5 / 5486400"/><draw:equation draw:name="f9" draw:formula="0 * ?f4 / 363623"/><draw:equation draw:name="f10" draw:formula="5486400 * ?f5 / 5486400"/><draw:equation draw:name="f11" draw:formula="363623 * ?f4 / 36362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in" svg:y="0.00062in" svg:width="6in" svg:height="1.32998in" draw:id="id4" draw:style-name="a14"><svg:title/><svg:desc/><text:p text:style-name="a13" text:class-names="" text:cond-style-name=""><text:span text:style-name="a12" text:class-names="">Visi UIN Sunan Ampel Surabaya</text:span></text:p><draw:enhanced-geometry draw:type="non-primitive" svg:viewBox="0 0 5486400 1216133" draw:enhanced-path="M 5486400 790207 L 2895217 790207 2895217 912100 3047233 912100 2743200 1216132 2439167 912100 2591183 912100 2591183 790207 0 790207 0 1 5486400 1 5486400 790207 Z N" draw:text-areas="?f30 ?f32 ?f31 ?f33" draw:glue-points="?f19 ?f20 ?f21 ?f20 ?f21 ?f22 ?f23 ?f22 ?f24 ?f25 ?f26 ?f22 ?f27 ?f22 ?f27 ?f20 ?f28 ?f20 ?f28 ?f29 ?f19 ?f29 ?f19 ?f20" draw:glue-point-leaving-directions="-90, -90, -90, 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1216133"/><draw:equation draw:name="f8" draw:formula="0 * ?f5 / 5486400"/><draw:equation draw:name="f9" draw:formula="425926 * ?f4 / 1216133"/><draw:equation draw:name="f10" draw:formula="2591183 * ?f5 / 5486400"/><draw:equation draw:name="f11" draw:formula="304033 * ?f4 / 1216133"/><draw:equation draw:name="f12" draw:formula="2439167 * ?f5 / 5486400"/><draw:equation draw:name="f13" draw:formula="2743200 * ?f5 / 5486400"/><draw:equation draw:name="f14" draw:formula="0 * ?f4 / 1216133"/><draw:equation draw:name="f15" draw:formula="3047233 * ?f5 / 5486400"/><draw:equation draw:name="f16" draw:formula="2895217 * ?f5 / 5486400"/><draw:equation draw:name="f17" draw:formula="5486400 * ?f5 / 5486400"/><draw:equation draw:name="f18" draw:formula="1216133 * ?f4 / 1216133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6"/><draw:equation draw:name="f24" draw:formula="?f13 / ?f6"/><draw:equation draw:name="f25" draw:formula="?f14 / ?f7"/><draw:equation draw:name="f26" draw:formula="?f15 / ?f6"/><draw:equation draw:name="f27" draw:formula="?f16 / ?f6"/><draw:equation draw:name="f28" draw:formula="?f17 / ?f6"/><draw:equation draw:name="f29" draw:formula="?f18 / ?f7"/><draw:equation draw:name="f30" draw:formula="?f0 / ?f6"/><draw:equation draw:name="f31" draw:formula="?f1 / ?f6"/><draw:equation draw:name="f32" draw:formula="?f2 / ?f7"/><draw:equation draw:name="f33" draw:formula="?f3 / ?f7"/></draw:enhanced-geometry></draw:custom-shape><draw:custom-shape svg:x="0in" svg:y="0.46744in" svg:width="6in" svg:height="0.39766in" draw:id="id5" draw:style-name="a17"><svg:title/><svg:desc/><text:p text:style-name="a16" text:class-names="" text:cond-style-name=""><text:span text:style-name="a15" text:class-names="">“Menjadi Universitas Islam yang unggul dan kompetitif bertaraf internasional”</text:span></text:p><draw:enhanced-geometry draw:type="non-primitive" svg:viewBox="0 0 5486400 363623" draw:enhanced-path="M 0 0 L 5486400 0 5486400 363623 0 36362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86400"/><draw:equation draw:name="f7" draw:formula="?f4 / 363623"/><draw:equation draw:name="f8" draw:formula="0 * ?f5 / 5486400"/><draw:equation draw:name="f9" draw:formula="0 * ?f4 / 363623"/><draw:equation draw:name="f10" draw:formula="5486400 * ?f5 / 5486400"/><draw:equation draw:name="f11" draw:formula="363623 * ?f4 / 36362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X230i</meta:initial-creator>
    <dc:creator>LENOVOX230i</dc:creator>
    <meta:creation-date>2020-11-11T08:08:00Z</meta:creation-date>
    <dc:date>2020-11-11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